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37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0" style:family="table-cell" style:parent-style-name="Default">
      <style:table-cell-properties fo:border-bottom="none" fo:border-left="0.06pt solid #000000" fo:border-right="none" fo:border-top="none"/>
    </style:style>
    <style:style style:name="ce11" style:family="table-cell" style:parent-style-name="Default">
      <style:table-cell-properties fo:border-bottom="0.06pt solid #000000" fo:border-left="none" fo:border-right="none" fo:border-top="0.06pt solid #000000"/>
    </style:style>
    <style:style style:name="ce13" style:family="table-cell" style:parent-style-name="Default">
      <style:table-cell-properties fo:border="none"/>
    </style:style>
    <style:style style:name="ce2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6" style:family="table-cell" style:parent-style-name="Default">
      <style:table-cell-properties fo:border-bottom="none" fo:border-left="none" fo:border-right="0.06pt solid #000000" fo:border-top="none"/>
    </style:style>
    <style:style style:name="ce17" style:family="table-cell" style:parent-style-name="Default"/>
    <style:style style:name="ce24" style:family="table-cell" style:parent-style-name="Default">
      <style:table-cell-properties fo:border-bottom="0.06pt solid #000000" fo:border-left="none" fo:border-right="none" fo:border-top="none"/>
    </style:style>
    <style:style style:name="ce25" style:family="table-cell" style:parent-style-name="Default">
      <style:table-cell-properties fo:border="0.06pt solid #000000"/>
    </style:style>
    <style:style style:name="ce20" style:family="table-cell" style:parent-style-name="Default">
      <style:table-cell-properties fo:border-bottom="none" fo:border-left="0.06pt solid #000000" fo:border-right="0.06pt solid #000000" fo:border-top="none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28" style:family="table-cell" style:parent-style-name="Default">
      <style:table-cell-properties fo:border-bottom="0.06pt solid #000000" fo:border-left="none" fo:border-right="none" fo:border-top="0.06pt solid #000000"/>
    </style:style>
    <style:style style:name="ce2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4" style:family="table-cell" style:parent-style-name="Default">
      <style:table-cell-properties fo:border-bottom="none" fo:border-left="none" fo:border-right="0.06pt solid #000000" fo:border-top="none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 table:null-year="1951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0"/>
        <table:table-column table:style-name="co2" table:default-cell-style-name="ce13"/>
        <table:table-column table:style-name="co2" table:default-cell-style-name="ce16"/>
        <table:table-column table:style-name="co2" table:number-columns-repeated="2" table:default-cell-style-name="ce17"/>
        <table:table-column table:style-name="co2" table:default-cell-style-name="ce13"/>
        <table:table-column table:style-name="co2" table:default-cell-style-name="ce20"/>
        <table:table-column table:style-name="co2" table:default-cell-style-name="ce2"/>
        <table:table-column table:style-name="co2" table:number-columns-repeated="3" table:default-cell-style-name="Default"/>
        <table:table-column table:style-name="co2" table:default-cell-style-name="ce4"/>
        <table:table-column table:style-name="co2" table:number-columns-repeated="51" table:default-cell-style-name="Default"/>
        <table:table-row table:style-name="ro1">
          <table:table-cell table:style-name="ce6" office:value-type="string" calcext:value-type="string">
            <text:p>exercise</text:p>
          </table:table-cell>
          <table:table-cell table:style-name="ce7" office:value-type="string" calcext:value-type="string">
            <text:p>upper</text:p>
          </table:table-cell>
          <table:table-cell table:style-name="ce11" office:value-type="string" calcext:value-type="string">
            <text:p>lower</text:p>
          </table:table-cell>
          <table:table-cell table:style-name="ce21" office:value-type="string" calcext:value-type="string">
            <text:p>core</text:p>
          </table:table-cell>
          <table:table-cell table:style-name="ce11" office:value-type="string" calcext:value-type="string">
            <text:p>strength</text:p>
          </table:table-cell>
          <table:table-cell table:style-name="ce11" office:value-type="string" calcext:value-type="string">
            <text:p>cardio</text:p>
          </table:table-cell>
          <table:table-cell table:style-name="ce24" office:value-type="string" calcext:value-type="string">
            <text:p>mobility</text:p>
          </table:table-cell>
          <table:table-cell table:style-name="ce25" office:value-type="string" calcext:value-type="string">
            <text:p>difficulty</text:p>
          </table:table-cell>
          <table:table-cell table:style-name="ce6" office:value-type="string" calcext:value-type="string">
            <text:p>weights</text:p>
          </table:table-cell>
          <table:table-cell table:style-name="ce28" office:value-type="string" calcext:value-type="string">
            <text:p>bank</text:p>
          </table:table-cell>
          <table:table-cell table:style-name="ce28" office:value-type="string" calcext:value-type="string">
            <text:p>bar</text:p>
          </table:table-cell>
          <table:table-cell table:style-name="ce28" office:value-type="string" calcext:value-type="string">
            <text:p>floor</text:p>
          </table:table-cell>
          <table:table-cell table:style-name="ce29" office:value-type="string" calcext:value-type="string">
            <text:p>outdoor</text:p>
          </table:table-cell>
          <table:table-cell table:style-name="ce28" office:value-type="string" calcext:value-type="string">
            <text:p>stress</text:p>
          </table:table-cell>
          <table:table-cell table:style-name="ce28" office:value-type="string" calcext:value-type="string">
            <text:p>pairwise</text:p>
          </table:table-cell>
          <table:table-cell table:style-name="ce28" office:value-type="string" calcext:value-type="string">
            <text:p>reps</text:p>
          </table:table-cell>
          <table:table-cell office:value-type="string" calcext:value-type="string">
            <text:p>unit</text:p>
          </table:table-cell>
          <table:table-cell table:style-name="ce28" office:value-type="string" calcext:value-type="string">
            <text:p>instructions</text:p>
          </table:table-cell>
          <table:table-cell table:style-name="ce28" table:number-columns-repeated="46"/>
        </table:table-row>
        <table:table-row table:style-name="ro1">
          <table:table-cell office:value-type="string" calcext:value-type="string">
            <text:p>Back Lunges + Torsio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tand upright; lunge backwards; rotate upper body in direction of the front leg; get up; alternate on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ck Touch Jump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; sit down on the floor; lay on the back while moving the legs above your head; touch the floor over your head with the legs; get back up and jum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nk Lung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lut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 upright in a lunge position; place one foot behind on a bench; squat dow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iceps from Back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icep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it down; angle one leg and put your feet on the other side of the other leg and grab its ankle; raise your other arm over your head and lie slowly down; get back up and move your free hand to the toes of the other foo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iceps from Sid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icep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ie on your side; angle the lower leg and hold it with your lower arm; place your elbow on the floor and bicep curl your body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ird Do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cor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office:annotation draw:style-name="gr1" draw:text-style-name="P2" svg:width="1.1413in" svg:height="0.7083in" svg:x="17.5846in" svg:y="0.476in" draw:caption-point-x="-0.2402in" draw:caption-point-y="0.5945in">
              <dc:date>2021-03-14T00:00:00</dc:date>
              <text:p text:style-name="P1">quadruped position</text:p>
            </office:annotation>
            <text:p>start on all fours with knees on the floor; raise your left arm and your right leg and form a straight line; return to starting position and switch sid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reakdancer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rt on all fours with knees raised; lift your left arm upwards and push your right leg under your body; kick into the air and return to the starting position; alternate on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urpee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quat down and put your hands on the floor; jump with your legs backwards; do a push up; go back into squat position; jump into the air with hands raised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utt Lift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quat down and hold your feet from the front; move your butt upwards while holding the feet until the knees are stretched; go back into squa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t Pushe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into front support; raise one leg and push your body backwards; pull the knee of this leg to the front while pushing the body forwards; repea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terpilla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; bend over and support yourself on your hands; crawl forward on your hands as far as possible; crawl back up again and stand u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rab Ank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tart in reverse bridge position; lift the opposite hand and foot and touch your toes; go back to starting position and repeat with the other hand and foo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eep Lunge Jump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jump up and land in a deep lunge position; jump again and switch sid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eep Speed Fee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go into a deep squat position; do quick steps while keeping your body low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ip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ricep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in reverse front support with the hands on a bench and the feet on the floor; bend your ellbows and lower the body to the floor; return to starting positio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Elbow to Hee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into a deep lunge position with the right foot forward; try to put your right elbow to the floor next to your right heel; get up and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Elbow to Knee Jump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tand upright; move your right knee and your left elbow together; jump in the dynamic of this movemen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Lift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and hold a weight with both hands; raise the weight slowly upright; lower it slowly back again; chose the lower reversal point something away from the body to keep up the pressure from the weigh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+ Rotati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ounds</text:p>
          </table:table-cell>
          <table:table-cell office:value-type="string" calcext:value-type="string">
            <text:p>go into front support; raise one arm and rotate your upper body until you can touch the floor with your raised hand; rotate back into starting position; repeat with the other arm and each le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Lunge Jump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go into front support; put one foot next to your hands; jump alternately while keeping your hands on the floor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Shuff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ounds</text:p>
          </table:table-cell>
          <table:table-cell office:value-type="string" calcext:value-type="string">
            <text:p>start on all fours with knees raised; put your right hand in front of your right foot; then put your right foot in front of your left foot; repeat circling until you are back in starting position; then repeat the circle, but put your right hand behind your right foo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Single Leg Jumps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Front Support to Lung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Good Mornings + OH Squat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Heate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High Knee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Jumping Jack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Kettlebell Sw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Lateral Leg Rais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Leg Rais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re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Long Jump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Lunge + Heel Touc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Lunge Jump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Lunge Pendulum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Lunge Walk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glutes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Lunge Walks with Weight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glutes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Lunge with Hand to Foot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Mountain Climb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One Leg Deadlift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istol Squat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kne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lank Climber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lank to Front Suppor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lank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econds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Planks with Tep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op Up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ull Up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ush Up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ush Ups + Ankle Touc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Scissor Jumps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Side Squa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kne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Side Squat + Torsi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Skater + Torsi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Skater + Touch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Speed Fee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Spiderman Jump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Splits + Tors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Squat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glutes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Standing Hand to Fee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Stretch Jump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Superma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Turkish Get Up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Up/Down Do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core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8"/>
        </table:table-row>
        <table:table-row table:style-name="ro1" table:number-rows-repeated="1048512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Sheet1.B1:Sheet1.H1048576">
            <calcext:color-scale>
              <calcext:color-scale-entry calcext:value="0" calcext:type="minimum" calcext:color="#dee6ef"/>
              <calcext:color-scale-entry calcext:value="0" calcext:type="maximum" calcext:color="#ffd7d7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heet1.A1:Sheet1.N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4">00/00/0000</text:date>, <text:time style:data-style-name="N2" text:time-value="13:10:08.8562190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5T19:24:46.745071607</meta:creation-date>
    <meta:generator>LibreOffice/6.4.6.2$Linux_X86_64 LibreOffice_project/40$Build-2</meta:generator>
    <dc:date>2021-03-14T20:53:36.872882610</dc:date>
    <meta:editing-duration>P20DT11H18M38S</meta:editing-duration>
    <meta:editing-cycles>151</meta:editing-cycles>
    <meta:document-statistic meta:table-count="1" meta:cell-count="676" meta:object-count="0"/>
  </office:meta>
</office:document-meta>
</file>